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099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→ <text:span text:style-name="T1">Tentativa de conexão com rede visitantes com o exemplo do professor.</text:span></text:p>
      <text:p text:style-name="Standard"/>
      <text:p text:style-name="Standard">→ <text:span text:style-name="T1">O ESP32 conectou à rede, mas o ip disponível não funcionou mesmo conectado a mesma rede do microcontrolador.</text:span></text:p>
      <text:p text:style-name="Standard"/>
      <text:p text:style-name="Standard">→ <text:span text:style-name="T1">Após pesquisar, chegou-se à coclusão de que para conectar à rede eduroam (com identidade e senha), seria necessário utilizar um método diferente.</text:span></text:p>
      <text:p text:style-name="Standard"/>
      <text:p text:style-name="Standard">→ <text:span text:style-name="T1">Instalação do framework ESP-IDF para programação (levou a tarde toda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6:50:15.789853563</meta:creation-date>
    <dc:date>2024-10-18T16:54:05.057942843</dc:date>
    <meta:editing-duration>PT3M50S</meta:editing-duration>
    <meta:editing-cycles>1</meta:editing-cycles>
    <meta:document-statistic meta:table-count="0" meta:image-count="0" meta:object-count="0" meta:page-count="1" meta:paragraph-count="4" meta:word-count="65" meta:character-count="399" meta:non-whitespace-character-count="338"/>
    <meta:generator>LibreOffice/24.2.6.2$Linux_X86_64 LibreOffice_project/420$Build-2</meta:generator>
  </office:meta>
</office:document-meta>
</file>